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iton Unicode" svg:font-family="'Aito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o" fo:country="FO" style:font-name-complex="Aiton Unicode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rther combinations</text:p>
      <text:p text:style-name="Standard"/>
      <text:p text:style-name="P2">Notice that khr- and pr- default to a different shape of the letter because they are small width characters. mr- should do the same.</text:p>
      <text:p text:style-name="Standard"/>
      <text:p text:style-name="P1">ကြႃ </text:p>
      <text:p text:style-name="P1">ကြီ </text:p>
      <text:p text:style-name="P1">ၵြႃ</text:p>
      <text:p text:style-name="P1">ၵြီ</text:p>
      <text:p text:style-name="P1">ꩢြႃ</text:p>
      <text:p text:style-name="P1">ꩢြီ</text:p>
      <text:p text:style-name="P1">တြႃ</text:p>
      <text:p text:style-name="P1">တြီ</text:p>
      <text:p text:style-name="P1">ပြႃ</text:p>
      <text:p text:style-name="P1">ပြီ</text:p>
      <text:p text:style-name="P1">ၸြႃ</text:p>
      <text:p text:style-name="P1">ၸြီ</text:p>
      <text:p text:style-name="P1">မြႃ</text:p>
      <text:p text:style-name="P1">မြီ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iton Unicode" svg:font-family="'Aito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52:00.57</meta:creation-date>
    <dc:date>2014-08-28T11:56:09.22</dc:date>
    <meta:editing-duration>PT1M35S</meta:editing-duration>
    <meta:editing-cycles>2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16" meta:word-count="40" meta:character-count="175" meta:non-whitespace-character-count="149"/>
  </office:meta>
</office:document-meta>
</file>